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3465a4" fo:language="zxx" fo:country="none" style:text-underline-style="solid" style:text-underline-width="auto" style:text-underline-color="font-color" officeooo:rsid="00092e71" officeooo:paragraph-rsid="00134459" style:language-asian="zxx" style:country-asian="none" style:language-complex="zxx" style:country-complex="none"/>
    </style:style>
    <style:style style:name="P2" style:family="paragraph" style:parent-style-name="Standard">
      <style:text-properties fo:color="#3465a4" fo:language="zxx" fo:country="none" style:text-underline-style="solid" style:text-underline-width="auto" style:text-underline-color="font-color" officeooo:rsid="000fea16" officeooo:paragraph-rsid="00134459" style:language-asian="zxx" style:country-asian="none" style:language-complex="zxx" style:country-complex="none"/>
    </style:style>
    <style:style style:name="P3" style:family="paragraph" style:parent-style-name="Standard">
      <style:text-properties fo:color="#3465a4" fo:language="zxx" fo:country="none" style:text-underline-style="solid" style:text-underline-width="auto" style:text-underline-color="font-color" officeooo:rsid="001f50c7" officeooo:paragraph-rsid="001f50c7" style:language-asian="zxx" style:country-asian="none" style:language-complex="zxx" style:country-complex="none"/>
    </style:style>
    <style:style style:name="P4" style:family="paragraph" style:parent-style-name="Standard">
      <style:text-properties style:use-window-font-color="true" fo:language="zxx" fo:country="none" style:text-underline-style="none" officeooo:rsid="00092e71" officeooo:paragraph-rsid="00092e71" style:language-asian="zxx" style:country-asian="none" style:language-complex="zxx" style:country-complex="none"/>
    </style:style>
    <style:style style:name="P5" style:family="paragraph" style:parent-style-name="Standard">
      <style:text-properties style:use-window-font-color="true" fo:language="zxx" fo:country="none" style:text-underline-style="none" officeooo:rsid="00092e71" officeooo:paragraph-rsid="00134459" style:language-asian="zxx" style:country-asian="none" style:language-complex="zxx" style:country-complex="none"/>
    </style:style>
    <style:style style:name="P6" style:family="paragraph" style:parent-style-name="Standard">
      <style:text-properties style:use-window-font-color="true" fo:language="zxx" fo:country="none" style:text-underline-style="none" officeooo:rsid="000fea16" officeooo:paragraph-rsid="00134459" style:language-asian="zxx" style:country-asian="none" style:language-complex="zxx" style:country-complex="none"/>
    </style:style>
    <style:style style:name="P7" style:family="paragraph" style:parent-style-name="Standard">
      <style:text-properties style:use-window-font-color="true" fo:language="zxx" fo:country="none" style:text-underline-style="none" officeooo:rsid="001f50c7" officeooo:paragraph-rsid="001f50c7" style:language-asian="zxx" style:country-asian="none" style:language-complex="zxx" style:country-complex="none"/>
    </style:style>
    <style:style style:name="T1" style:family="text">
      <style:text-properties officeooo:rsid="001758e3"/>
    </style:style>
    <style:style style:name="T2" style:family="text">
      <style:text-properties officeooo:rsid="0019b49a"/>
    </style:style>
    <style:style style:name="T3" style:family="text">
      <style:text-properties officeooo:rsid="001b80f7"/>
    </style:style>
    <style:style style:name="T4" style:family="text">
      <style:text-properties officeooo:rsid="00285b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p 1: <text:span text:style-name="T2">pre install resource</text:span></text:p>
      <text:p text:style-name="P5">- place and execute script file "pre-setup.sh" at home directory</text:p>
      <text:p text:style-name="P4"/>
      <text:p text:style-name="P2">step 2: <text:span text:style-name="T3">prepare</text:span> environment and <text:span text:style-name="T3">smart contract</text:span></text:p>
      <text:p text:style-name="P6">- direct to /home/$USERNAME/go/src/github.com/masquerade0127/fabric-samples/test-network</text:p>
      <text:p text:style-name="P6">- open <text:span text:style-name="T1">terminal and run script file "installChaincode.sh" to install smart contract to the network</text:span></text:p>
      <text:p text:style-name="P7"/>
      <text:p text:style-name="P3">step 3: measuring smart contract</text:p>
      <text:p text:style-name="P7">- direct <text:span text:style-name="T4">to /home/$USERNAME/go/src/github.com/masquerade0127/caliper-workspace</text:span></text:p>
      <text:p text:style-name="P7">- <text:span text:style-name="T4">run benchmarks script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8T18:31:42.660198194</meta:creation-date>
    <dc:date>2021-09-28T18:56:42.099289933</dc:date>
    <meta:editing-duration>PT24M53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1" meta:paragraph-count="8" meta:word-count="54" meta:character-count="457" meta:non-whitespace-character-count="411"/>
  </office:meta>
</office:document-meta>
</file>